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style="italic" style:font-style-asian="italic" style:font-style-complex="italic"/>
    </style:style>
    <style:style style:name="T3" style:parent-style-name="Policepardéfaut" style:family="text">
      <style:text-properties fo:font-style="italic" style:font-style-asian="italic" style:font-style-complex="italic"/>
    </style:style>
    <style:style style:name="T4" style:parent-style-name="Policepardéfaut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1987 : <text:s/><text:span text:style-name="T2">LEHIGH</text:span><text:s/>premières destructions de données par un programme.<text:s/></text:p>
      <text:p text:style-name="Normal">2000 :<text:s/><text:span text:style-name="T3">I LOVE YOU</text:span><text:s/>touche pour la<text:s/>première fois de manière massive (10% touché en l’an 2000)<text:s/></text:p>
      <text:p text:style-name="Normal">2017 :<text:s/><text:span text:style-name="T4">WANNACRY<text:s/></text:span><text:s/>première ransomware massif ( Renault a l’arrêt etc…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 ANDUZE</meta:initial-creator>
    <dc:creator>Jules ANDUZE</dc:creator>
    <meta:creation-date>2023-09-20T11:58:00Z</meta:creation-date>
    <dc:date>2023-09-20T12:06:00Z</dc:date>
    <meta:template xlink:href="Normal" xlink:type="simple"/>
    <meta:editing-cycles>1</meta:editing-cycles>
    <meta:editing-duration>PT420S</meta:editing-duration>
    <meta:document-statistic meta:page-count="1" meta:paragraph-count="1" meta:word-count="35" meta:character-count="230" meta:row-count="1" meta:non-whitespace-character-count="196"/>
  </office:meta>
</office:document-meta>
</file>